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ject Specific File Naming Procedure For DTI Pipeline</text:p>
      <text:p text:style-name="P2"/>
      <text:p text:style-name="P4">B_MOTION_CORRECTION_and_SKULL_STRIPPING:</text:p>
      <text:p text:style-name="P3"/>
      <text:p text:style-name="P3">Steps:</text:p>
      <text:p text:style-name="P3"/>
      <text:p text:style-name="P3">1. Double click nifti input. Drag and drop DTI1 and DTI2 images for each subject (usually appear immediately after bval/bvec files). Find&amp;Replace. Find: file://. Replace All (to remove 'file://' prefix)</text:p>
      <text:p text:style-name="P3"/>
      <text:p text:style-name="P3">2. Copy all nifti input. Double click eddy_corrected output. Paste nifti input into eddy_corrected output. Delete path after subject folder (e.g., LIFESPANS10/delete_this_DTI1.nii.gz). For first entry write new extension dti1_S*/eddy_corrected.nii.gz (where * is subject number). Copy new extension, paste to next line and change to dti2_S*/eddy_corrected.nii.gz. Repeat for ALL subjects.</text:p>
      <text:p text:style-name="P3"/>
      <text:p text:style-name="P3">3.Copy eddy_corrected output paths to brain_Mask output. Find&amp;Replace. Find: eddy_corrected. Replace All: brain_mask.</text:p>
      <text:p text:style-name="P3"/>
      <text:p text:style-name="P3">4. Repeat step 3 for skull_stripped output.</text:p>
      <text:p text:style-name="P3"/>
      <text:p text:style-name="P3">Press Play</text:p>
      <text:p text:style-name="P3"/>
      <text:p text:style-name="P3">TIPS: </text:p>
      <text:p text:style-name="P3">-When dragging and dropping DTI1 and DTI2 files: first click DTI1, then scroll to DTI2 press Ctl+right click and click DTI2 once more to drag both images into the pipeline at once</text:p>
      <text:p text:style-name="P3">-Select all (Ctl+A)</text:p>
      <text:p text:style-name="P3">-Copy (Ctl+C)</text:p>
      <text:p text:style-name="P3">-Paste (Ctl+V)</text:p>
      <text:p text:style-name="P3">-Highlight (shift+left/right arrow key)</text:p>
      <text:p text:style-name="P3">-Undo(Ctl+Z)</text:p>
      <text:p text:style-name="P3">-Right click (or press alt+tab) Home Folder and select 'always on top' so it remains on the screen.</text:p>
      <text:p text:style-name="P3"/>
      <text:p text:style-name="P3">OUTPUT: dti1_S* and dti2_S* subdirectories for each subject directory containing eddy_corrected, brain_mask, and brain_extracted '.nii.gz' images respectively.</text:p>
      <text:p text:style-name="P3"/>
      <text:p text:style-name="P4">C_DTIFIT_SINGLE:</text:p>
      <text:p text:style-name="P3"/>
      <text:p text:style-name="P3">Steps:</text:p>
      <text:p text:style-name="P3"/>
      <text:p text:style-name="P3">dti1_fit:</text:p>
      <text:p text:style-name="P3">1. Double click dti1_S*. Search: 'dti' using folder manager. Drag and drop dti1_S* directories for all subjects. Find&amp;Replace. Find: file://. Replace All. </text:p>
      <text:p text:style-name="P3"/>
      <text:p text:style-name="P3">2. Double click bvec. Search: 'bvec' in each subject folder using folder manager. Drag and drop bvec files in the same order as dti1_S* input directories. Find&amp;Replace. Find: file://. Replace All. <text:s/></text:p>
      <text:p text:style-name="P3"/>
      <text:p text:style-name="P3">3. Repeat step 2 for bval files</text:p>
      <text:p text:style-name="P3"/>
      <text:p text:style-name="P3">4. Search: 'eddy' in home experiment directory using folder manager. Drag and drop all eddy_corrected files for each subject.</text:p>
      <text:p text:style-name="P3"><text:soft-page-break/></text:p>
      <text:p text:style-name="P3">5. <text:s/>Search: 'mask' in home experiment directory using folder manager. Drag and drop all brain_mask files for each subject.</text:p>
      <text:p text:style-name="P3"/>
      <text:p text:style-name="P3">Press Play</text:p>
      <text:p text:style-name="P3"/>
      <text:p text:style-name="P3">TIPS: </text:p>
      <text:p text:style-name="P3">-Use Ctl+(left,right) arrow keys to move to the beginning and end of a word</text:p>
      <text:p text:style-name="P3">-Copy (Ctl+C)</text:p>
      <text:p text:style-name="P3">-Paste (Ctl+V)</text:p>
      <text:p text:style-name="P3">-Undo (Ctl+Z)</text:p>
      <text:p text:style-name="P3">-Highlight (Shift+left/right arrow key)</text:p>
      <text:p text:style-name="P3">-Right click Home Folder and select 'Always on top' so it doesn't disappear everytime you click elsewhere.</text:p>
      <text:p text:style-name="P3"/>
      <text:p text:style-name="P3">Outptut: Diffusion Tensor Fitted Model for each subdirectory dti1_S* and dti2_S* of each respective subject directory.</text:p>
      <text:p text:style-name="P3"/>
      <text:p text:style-name="P3">Expected Output Files:</text:p>
      <text:p text:style-name="P3">dti_V1 - 1st eigenvector</text:p>
      <text:p text:style-name="P3">dti_V2 - 2nd eigenvector</text:p>
      <text:p text:style-name="P3">dti_V3 - 3rd eigenvector</text:p>
      <text:p text:style-name="P3">dti_L1 - 1st eigenvalue</text:p>
      <text:p text:style-name="P3">dti_L2 - 2nd eigenvalue</text:p>
      <text:p text:style-name="P3">dti_L3 - 3rd eigenvalue</text:p>
      <text:p text:style-name="P3">dti_MD - mean diffusivity</text:p>
      <text:p text:style-name="P3">dti_FA - fractional anisotropy</text:p>
      <text:p text:style-name="P3">dti_MO - mode of the anisotropy (oblate ~ -1; isotropic ~ 0; prolate ~ 1)</text:p>
      <text:p text:style-name="P3">dti_S0 - raw T2 signal with no diffusion weighting</text:p>
      <text:p text:style-name="P3"/>
      <text:p text:style-name="P4">D1_PRE_TBSS:</text:p>
      <text:p text:style-name="P3"/>
      <text:p text:style-name="P3">Steps:</text:p>
      <text:p text:style-name="P3"/>
      <text:p text:style-name="P3">1. Double click dti1_S* FA image. Drag and drop all dti_FA images of each subject from the respective dti1_S* subdirectory.</text:p>
      <text:p text:style-name="P3"/>
      <text:p text:style-name="P3">2. Copy dti1_S* FA image input and paste into S*/TBSS/dti1_FA.nii.gz output. Find&amp;Replace. Find: dti1_. Replace All: TBSS_. Find&amp;Replace. Find: dti_FA. Replace All: dti1_FA.</text:p>
      <text:p text:style-name="P3"/>
      <text:p text:style-name="P3">3. Copy all dti1_S* FA image input and paste it to dti2_S* FA image input. Find&amp;Replace. Find: dti1. Replace All: dti2</text:p>
      <text:p text:style-name="P3"/>
      <text:p text:style-name="P3">4. Copy all S*/TBSS/dti1_FA.nii.gz output and paste it to S*/TBSS/dti2_FA.nii.gz output. Find&amp;Replace. Find: dti1. Replace All: dti2</text:p>
      <text:p text:style-name="P3"/>
      <text:p text:style-name="P3">Press Play</text:p>
      <text:p text:style-name="P3"/>
      <text:p text:style-name="P3">TIP: </text:p>
      <text:p text:style-name="P3"><text:soft-page-break/>-Don't forget to remove 'file://' prefix from drag and drop steps using Find&amp;Replace.</text:p>
      <text:p text:style-name="P3">-Use Ctl+A to highlight all images to drag and drop</text:p>
      <text:p text:style-name="P3"/>
      <text:p text:style-name="P4">D2_TBSS:</text:p>
      <text:p text:style-name="P4"/>
      <text:p text:style-name="P3">Steps:</text:p>
      <text:p text:style-name="P3"/>
      <text:p text:style-name="P3">1. Double click Working Dir. Search: TBSS_ using home folder manager. Drag and drop TBSS subdirectory for all subjects. Find&amp;Replace. Find: file://. Replace All. </text:p>
      <text:p text:style-name="P3"/>
      <text:p text:style-name="P3">2. Double click Input FA files. Drag and drop both dti1_FA and dti2_FA image files from each TBSS subdirectory from step 1. <text:s/>Find&amp;Replace. Find: file://. Replace All. </text:p>
      <text:p text:style-name="P3"/>
      <text:p text:style-name="P3">3. Choose appropriate flags, or run as default (recommended) (NOTE: only 1 flag may be specified per module or pipeline will crash)</text:p>
      <text:p text:style-name="P3"/>
      <text:p text:style-name="P3">(NOTE: ensure step 1 and step 2 list subjects in the same order) </text:p>
      <text:p text:style-name="P3"/>
      <text:p text:style-name="P3">Press Play</text:p>
      <text:p text:style-name="P3"/>
      <text:p text:style-name="P3">TIPS:</text:p>
      <text:p text:style-name="P3">-Use shift+mouse click to select multiple images for step 2</text:p>
      <text:p text:style-name="P3">-For SINGLE SESSION ANALYSIS (i.e., dti_1 ONLY) add the input FA image for the subject tw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2T10:17:41</meta:creation-date>
    <dc:date>2013-04-12T11:01:51</dc:date>
    <meta:editing-duration>PT28M40S</meta:editing-duration>
    <meta:editing-cycles>1</meta:editing-cycles>
    <meta:document-statistic meta:table-count="0" meta:image-count="0" meta:object-count="0" meta:page-count="3" meta:paragraph-count="65" meta:word-count="637" meta:character-count="4219" meta:non-whitespace-character-count="3636"/>
    <meta:generator>LibreOffice/3.5$Linux_X86_64 LibreOffice_project/350m1$Build-2</meta:generator>
  </office:meta>
</office:document-meta>
</file>